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" table:style-name="ta1">
        <table:shapes>
          <draw:frame draw:z-index="0" draw:style-name="gr1" draw:text-style-name="P1" svg:width="15.864cm" svg:height="8.931cm" svg:x="0.285cm" svg:y="3.477cm">
            <draw:object draw:notify-on-update-of-ranges="resultados_E2.A2:resultados_E2.A2 resultados_E2.A3:resultados_E2.A22 resultados_E2.B2:resultados_E2.B2 resultados_E2.B3:resultados_E2.B22 resultados_E2.C2:resultados_E2.C2 resultados_E2.C3:resultados_E2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28cm" svg:height="12.243cm" svg:x="13.218cm" svg:y="1.129cm">
            <draw:object draw:notify-on-update-of-ranges="resultados_E2.A3:resultados_E2.A22 resultados_E2.B2:resultados_E2.B2 resultados_E2.B3:resultados_E2.B22 resultados_E2.C2:resultados_E2.C2 resultados_E2.C3:resultados_E2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: 2400 x 2400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Paralelo_Threads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32]</text:p>
          </table:table-cell>
          <table:table-cell table:style-name="ce4" table:formula="of:=AVERAGE([.B3:.B5])" office:value-type="float" office:value="6" calcext:value-type="float">
            <text:p>6,00</text:p>
          </table:table-cell>
          <table:table-cell table:style-name="ce4" table:formula="of:=AVERAGE([.C3:.C5])" office:value-type="float" office:value="5.66666666666667" calcext:value-type="float">
            <text:p>5,67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16]</text:p>
          </table:table-cell>
          <table:table-cell table:style-name="ce4" table:formula="of:=AVERAGE([.B7:.B9])" office:value-type="float" office:value="11.6666666666667" calcext:value-type="float">
            <text:p>11,67</text:p>
          </table:table-cell>
          <table:table-cell table:style-name="ce4" table:formula="of:=AVERAGE([.C7:.C9])" office:value-type="float" office:value="10.3333333333333" calcext:value-type="float">
            <text:p>10,33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8]</text:p>
          </table:table-cell>
          <table:table-cell table:style-name="ce4" table:formula="of:=AVERAGE([.B11:.B13])" office:value-type="float" office:value="23.3333333333333" calcext:value-type="float">
            <text:p>23,33</text:p>
          </table:table-cell>
          <table:table-cell table:style-name="ce4" table:formula="of:=AVERAGE([.C11:.C13])" office:value-type="float" office:value="19" calcext:value-type="float">
            <text:p>19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4]</text:p>
          </table:table-cell>
          <table:table-cell table:style-name="ce4" table:formula="of:=AVERAGE([.B15:.B17])" office:value-type="float" office:value="44" calcext:value-type="float">
            <text:p>44,00</text:p>
          </table:table-cell>
          <table:table-cell table:style-name="ce4" table:formula="of:=AVERAGE([.C15:.C17])" office:value-type="float" office:value="37" calcext:value-type="float">
            <text:p>37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2]</text:p>
          </table:table-cell>
          <table:table-cell table:style-name="ce4" table:formula="of:=AVERAGE([.B19:.B21])" office:value-type="float" office:value="88" calcext:value-type="float">
            <text:p>88,00</text:p>
          </table:table-cell>
          <table:table-cell table:style-name="ce4" table:formula="of:=AVERAGE([.C19:.C21])" office:value-type="float" office:value="73" calcext:value-type="float">
            <text:p>73,00</text:p>
          </table:table-cell>
          <table:table-cell table:style-name="ce3"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14:36.949451833</meta:creation-date>
    <dc:date>2022-09-29T18:47:37.620285499</dc:date>
    <meta:editing-duration>PT22M39S</meta:editing-duration>
    <meta:editing-cycles>3</meta:editing-cycles>
    <meta:generator>LibreOffice/7.3.6.2$Linux_X86_64 LibreOffice_project/30$Build-2</meta:generator>
    <meta:document-statistic meta:table-count="2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65cm" svg:height="8.932cm" xlink:href=".." xlink:type="simple" chart:class="chart:line" chart:style-name="ch1">
        <chart:title svg:x="5.957cm" svg:y="0.314cm" chart:style-name="ch2">
          <text:p>Matriz 2400 x 2400</text:p>
        </chart:title>
        <chart:legend chart:legend-position="end" svg:x="11.452cm" svg:y="3.918cm" style:legend-expansion="high" chart:style-name="ch3"/>
        <chart:plot-area chart:style-name="ch4" table:cell-range-address="resultados_E2.A2:resultados_E2.C22" chart:data-source-has-labels="both" svg:x="1.328cm" svg:y="1.271cm" svg:width="9.807cm" svg:height="6.502cm">
          <chart:coordinate-region svg:x="2.611cm" svg:y="1.47cm" svg:width="7.755cm" svg:height="5.656cm"/>
          <chart:axis chart:dimension="x" chart:name="primary-x" chart:style-name="ch5" chartooo:axis-type="auto">
            <chartooo:date-scale/>
            <chart:title svg:x="2.972cm" svg:y="7.951cm" chart:style-name="ch6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7">
            <chart:title svg:x="0.451cm" svg:y="5.564cm" chart:style-name="ch8">
              <text:p>Tempo (segundos)</text:p>
            </chart:title>
            <chart:grid chart:style-name="ch9" chart:class="major"/>
          </chart:axis>
          <chart:series chart:style-name="ch10" chart:values-cell-range-address="resultados_E2.B3:resultados_E2.B22" chart:label-cell-address="resultados_E2.B2:resultados_E2.B2" chart:class="chart:line">
            <chart:data-point chart:repeated="5"/>
          </chart:series>
          <chart:series chart:style-name="ch11" chart:values-cell-range-address="resultados_E2.C3:resultados_E2.C22" chart:label-cell-address="resultados_E2.C2:resultados_E2.C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29cm" svg:height="12.244cm" xlink:href=".." xlink:type="simple" chart:class="chart:line" chart:style-name="ch1">
        <chart:title svg:x="8.839cm" svg:y="0.38cm" chart:style-name="ch2">
          <text:p>Matriz 2400 x 2400</text:p>
        </chart:title>
        <chart:subtitle svg:x="6.114cm" svg:y="1.403cm" chart:style-name="ch3">
          <text:p>R²: Coeficiente de determinação da linha de tendência</text:p>
        </chart:subtitle>
        <chart:legend chart:legend-position="end" svg:x="16.048cm" svg:y="5.202cm" style:legend-expansion="custom" svg:width="5.056cm" svg:height="2.092cm" style:legend-expansion-aspect-ratio="2.41682600382409" chart:style-name="ch4"/>
        <chart:plot-area chart:style-name="ch5" table:cell-range-address="resultados_E2.A2:resultados_E2.C22" chart:data-source-has-labels="both" svg:x="1.443cm" svg:y="2.33cm" svg:width="14.838cm" svg:height="8.689cm">
          <chart:coordinate-region svg:x="2.726cm" svg:y="2.53cm" svg:width="12.786cm" svg:height="7.842cm"/>
          <chart:axis chart:dimension="x" chart:name="primary-x" chart:style-name="ch6" chartooo:axis-type="auto">
            <chartooo:date-scale/>
            <chart:title svg:x="5.603cm" svg:y="11.263cm" chart:style-name="ch7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8">
            <chart:title svg:x="0.491cm" svg:y="7.841cm" chart:style-name="ch9">
              <text:p>Tempo (segundos)</text:p>
            </chart:title>
            <chart:grid chart:style-name="ch10" chart:class="major"/>
          </chart:axis>
          <chart:series chart:style-name="ch11" chart:values-cell-range-address="resultados_E2.B3:resultados_E2.B22" chart:label-cell-address="resultados_E2.B2:resultados_E2.B2" chart:class="chart:line">
            <chart:regression-curve chart:style-name="ch12">
              <chart:equation chart:display-equation="false" chart:display-r-square="true" chart:style-name="ch13"/>
            </chart:regression-curve>
            <chart:data-point chart:repeated="5"/>
          </chart:series>
          <chart:series chart:style-name="ch14" chart:values-cell-range-address="resultados_E2.C3:resultados_E2.C22" chart:label-cell-address="resultados_E2.C2:resultados_E2.C2" chart:class="chart:line">
            <chart:regression-curve chart:style-name="ch15">
              <chart:equation chart:display-equation="false" chart:display-r-square="true" chart:style-name="ch16"/>
            </chart:regression-curve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